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RMS</text:p>
          </table:table-cell>
          <table:table-cell office:value-type="string">
            <text:p>Actual</text:p>
          </table:table-cell>
          <table:table-cell office:value-type="string">
            <text:p>Calc</text:p>
          </table:table-cell>
          <table:table-cell/>
          <table:table-cell office:value-type="string">
            <text:p>Calc2</text:p>
          </table:table-cell>
          <table:table-cell/>
          <table:table-cell office:value-type="string">
            <text:p>Calc err</text:p>
          </table:table-cell>
          <table:table-cell office:value-type="string">
            <text:p>Calc2 err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1">
            <text:p>4.1</text:p>
          </table:table-cell>
          <table:table-cell table:formula="of:=[.A2]/[.D2]" office:value-type="float" office:value="4.92149837133551">
            <text:p>4.92149837133551</text:p>
          </table:table-cell>
          <table:table-cell office:value-type="float" office:value="5.89251439539347">
            <text:p>5.89251439539347</text:p>
          </table:table-cell>
          <table:table-cell table:formula="of:=[.A2]/[.F2]-1.1" office:value-type="float" office:value="4.12397260273973">
            <text:p>4.12397260273973</text:p>
          </table:table-cell>
          <table:table-cell office:value-type="float" office:value="5.55133079847909">
            <text:p>5.55133079847909</text:p>
          </table:table-cell>
          <table:table-cell table:formula="of:=([.C2]-[.B2])^2" office:value-type="float" office:value="0.674859574106888">
            <text:p>0.674859574106888</text:p>
          </table:table-cell>
          <table:table-cell table:formula="of:=([.E2]-[.B2])^2" office:value-type="float" office:value="0.000574685682116687">
            <text:p>0.000574685682116687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.8">
            <text:p>17.8</text:p>
          </table:table-cell>
          <table:table-cell table:formula="of:=[.A3]/[.D3]" office:value-type="float" office:value="17.9889250814332">
            <text:p>17.9889250814332</text:p>
          </table:table-cell>
          <table:table-cell office:value-type="float" office:value="5.89251439539347">
            <text:p>5.89251439539347</text:p>
          </table:table-cell>
          <table:table-cell table:formula="of:=[.A3]/[.F3]-1.1" office:value-type="float" office:value="17.9945205479452">
            <text:p>17.9945205479452</text:p>
          </table:table-cell>
          <table:table-cell office:value-type="float" office:value="5.55133079847909">
            <text:p>5.55133079847909</text:p>
          </table:table-cell>
          <table:table-cell table:formula="of:=([.C3]-[.B3])^2" office:value-type="float" office:value="0.035692686394551">
            <text:p>0.035692686394551</text:p>
          </table:table-cell>
          <table:table-cell table:formula="of:=([.E3]-[.B3])^2" office:value-type="float" office:value="0.0378382435729006">
            <text:p>0.0378382435729006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.6">
            <text:p>16.6</text:p>
          </table:table-cell>
          <table:table-cell table:formula="of:=[.A4]/[.D4]" office:value-type="float" office:value="16.6312703583062">
            <text:p>16.6312703583062</text:p>
          </table:table-cell>
          <table:table-cell office:value-type="float" office:value="5.89251439539347">
            <text:p>5.89251439539347</text:p>
          </table:table-cell>
          <table:table-cell table:formula="of:=[.A4]/[.F4]-1.1" office:value-type="float" office:value="16.5534246575342">
            <text:p>16.5534246575342</text:p>
          </table:table-cell>
          <table:table-cell office:value-type="float" office:value="5.55133079847909">
            <text:p>5.55133079847909</text:p>
          </table:table-cell>
          <table:table-cell table:formula="of:=([.C4]-[.B4])^2" office:value-type="float" office:value="0.000977835308597351">
            <text:p>0.000977835308597351</text:p>
          </table:table-cell>
          <table:table-cell table:formula="of:=([.E4]-[.B4])^2" office:value-type="float" office:value="0.00216926252580262">
            <text:p>0.00216926252580262</text:p>
          </table:table-cell>
          <table:table-cell>
            <draw:frame table:end-cell-address="Sheet1.R35" table:end-x="1.543cm" table:end-y="0.411cm" draw:z-index="0" draw:style-name="gr1" svg:width="20.333cm" svg:height="14.005cm" svg:x="1.533cm" svg:y="0.352cm">
              <draw:object draw:notify-on-update-of-ranges="Sheet1.A1:Sheet1.A1 Sheet1.A2:Sheet1.A11 Sheet1.B1:Sheet1.B1 Sheet1.B2:Sheet1.B11 Sheet1.E1:Sheet1.E1 Sheet1.E2:Sheet1.E11 Sheet1.A2:Sheet1.A11 Sheet1.A2:Sheet1.A11 Sheet1.C1:Sheet1.C1 Sheet1.C2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.4">
            <text:p>30.4</text:p>
          </table:table-cell>
          <table:table-cell table:formula="of:=[.A5]/[.D5]" office:value-type="float" office:value="29.6986970684039">
            <text:p>29.6986970684039</text:p>
          </table:table-cell>
          <table:table-cell office:value-type="float" office:value="5.89251439539347">
            <text:p>5.89251439539347</text:p>
          </table:table-cell>
          <table:table-cell table:formula="of:=[.A5]/[.F5]-1.1" office:value-type="float" office:value="30.4239726027397">
            <text:p>30.4239726027397</text:p>
          </table:table-cell>
          <table:table-cell office:value-type="float" office:value="5.55133079847909">
            <text:p>5.55133079847909</text:p>
          </table:table-cell>
          <table:table-cell table:formula="of:=([.C5]-[.B5])^2" office:value-type="float" office:value="0.491825801865269">
            <text:p>0.491825801865269</text:p>
          </table:table-cell>
          <table:table-cell table:formula="of:=([.E5]-[.B5])^2" office:value-type="float" office:value="0.000574685682116517">
            <text:p>0.00057468568211651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.3">
            <text:p>16.3</text:p>
          </table:table-cell>
          <table:table-cell table:formula="of:=[.A6]/[.D6]" office:value-type="float" office:value="16.4615635179153">
            <text:p>16.4615635179153</text:p>
          </table:table-cell>
          <table:table-cell office:value-type="float" office:value="5.89251439539347">
            <text:p>5.89251439539347</text:p>
          </table:table-cell>
          <table:table-cell table:formula="of:=[.A6]/[.F6]-1.1" office:value-type="float" office:value="16.3732876712329">
            <text:p>16.3732876712329</text:p>
          </table:table-cell>
          <table:table-cell office:value-type="float" office:value="5.55133079847909">
            <text:p>5.55133079847909</text:p>
          </table:table-cell>
          <table:table-cell table:formula="of:=([.C6]-[.B6])^2" office:value-type="float" office:value="0.0261027703211701">
            <text:p>0.0261027703211701</text:p>
          </table:table-cell>
          <table:table-cell table:formula="of:=([.E6]-[.B6])^2" office:value-type="float" office:value="0.00537108275473761">
            <text:p>0.0053710827547376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.2">
            <text:p>17.2</text:p>
          </table:table-cell>
          <table:table-cell table:formula="of:=[.A7]/[.D7]" office:value-type="float" office:value="16.9706840390879">
            <text:p>16.9706840390879</text:p>
          </table:table-cell>
          <table:table-cell office:value-type="float" office:value="5.89251439539347">
            <text:p>5.89251439539347</text:p>
          </table:table-cell>
          <table:table-cell table:formula="of:=[.A7]/[.F7]-1.1" office:value-type="float" office:value="16.913698630137">
            <text:p>16.913698630137</text:p>
          </table:table-cell>
          <table:table-cell office:value-type="float" office:value="5.55133079847909">
            <text:p>5.55133079847909</text:p>
          </table:table-cell>
          <table:table-cell table:formula="of:=([.C7]-[.B7])^2" office:value-type="float" office:value="0.0525858099290169">
            <text:p>0.0525858099290169</text:p>
          </table:table-cell>
          <table:table-cell table:formula="of:=([.E7]-[.B7])^2" office:value-type="float" office:value="0.0819684743854408">
            <text:p>0.081968474385440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.4">
            <text:p>14.4</text:p>
          </table:table-cell>
          <table:table-cell table:formula="of:=[.A8]/[.D8]" office:value-type="float" office:value="14.4250814332248">
            <text:p>14.4250814332248</text:p>
          </table:table-cell>
          <table:table-cell office:value-type="float" office:value="5.89251439539347">
            <text:p>5.89251439539347</text:p>
          </table:table-cell>
          <table:table-cell table:formula="of:=[.A8]/[.F8]-1.1" office:value-type="float" office:value="14.2116438356164">
            <text:p>14.2116438356164</text:p>
          </table:table-cell>
          <table:table-cell office:value-type="float" office:value="5.55133079847909">
            <text:p>5.55133079847909</text:p>
          </table:table-cell>
          <table:table-cell table:formula="of:=([.C8]-[.B8])^2" office:value-type="float" office:value="0.000629078292607882">
            <text:p>0.000629078292607882</text:p>
          </table:table-cell>
          <table:table-cell table:formula="of:=([.E8]-[.B8])^2" office:value-type="float" office:value="0.035478044661288">
            <text:p>0.0354780446612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.6">
            <text:p>11.6</text:p>
          </table:table-cell>
          <table:table-cell table:formula="of:=[.A9]/[.D9]" office:value-type="float" office:value="11.8794788273616">
            <text:p>11.8794788273616</text:p>
          </table:table-cell>
          <table:table-cell office:value-type="float" office:value="5.89251439539347">
            <text:p>5.89251439539347</text:p>
          </table:table-cell>
          <table:table-cell table:formula="of:=[.A9]/[.F9]-1.1" office:value-type="float" office:value="11.5095890410959">
            <text:p>11.5095890410959</text:p>
          </table:table-cell>
          <table:table-cell office:value-type="float" office:value="5.55133079847909">
            <text:p>5.55133079847909</text:p>
          </table:table-cell>
          <table:table-cell table:formula="of:=([.C9]-[.B9])^2" office:value-type="float" office:value="0.0781084149433955">
            <text:p>0.0781084149433955</text:p>
          </table:table-cell>
          <table:table-cell table:formula="of:=([.E9]-[.B9])^2" office:value-type="float" office:value="0.00817414148996071">
            <text:p>0.0081741414899607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.4">
            <text:p>18.4</text:p>
          </table:table-cell>
          <table:table-cell table:formula="of:=[.A10]/[.D10]" office:value-type="float" office:value="17.8192182410423">
            <text:p>17.8192182410423</text:p>
          </table:table-cell>
          <table:table-cell office:value-type="float" office:value="5.89251439539347">
            <text:p>5.89251439539347</text:p>
          </table:table-cell>
          <table:table-cell table:formula="of:=[.A10]/[.F10]-1.1" office:value-type="float" office:value="17.8143835616438">
            <text:p>17.8143835616438</text:p>
          </table:table-cell>
          <table:table-cell office:value-type="float" office:value="5.55133079847909">
            <text:p>5.55133079847909</text:p>
          </table:table-cell>
          <table:table-cell table:formula="of:=([.C10]-[.B10])^2" office:value-type="float" office:value="0.337307451537944">
            <text:p>0.337307451537944</text:p>
          </table:table-cell>
          <table:table-cell table:formula="of:=([.E10]-[.B10])^2" office:value-type="float" office:value="0.342946612872961">
            <text:p>0.34294661287296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.5">
            <text:p>9.5</text:p>
          </table:table-cell>
          <table:table-cell table:formula="of:=[.A11]/[.D11]" office:value-type="float" office:value="9.50358306188925">
            <text:p>9.50358306188925</text:p>
          </table:table-cell>
          <table:table-cell office:value-type="float" office:value="5.89251439539347">
            <text:p>5.89251439539347</text:p>
          </table:table-cell>
          <table:table-cell table:formula="of:=[.A11]/[.F11]-1.1" office:value-type="float" office:value="8.98767123287671">
            <text:p>8.98767123287671</text:p>
          </table:table-cell>
          <table:table-cell office:value-type="float" office:value="5.55133079847909">
            <text:p>5.55133079847909</text:p>
          </table:table-cell>
          <table:table-cell table:formula="of:=([.C11]-[.B11])^2" office:value-type="float" office:value="0.0000128383325022089">
            <text:p>0.0000128383325022089</text:p>
          </table:table-cell>
          <table:table-cell table:formula="of:=([.E11]-[.B11])^2" office:value-type="float" office:value="0.26248076562207">
            <text:p>0.2624807656220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SUM([.A2:.A11])" office:value-type="float" office:value="921">
            <text:p>921</text:p>
          </table:table-cell>
          <table:table-cell table:formula="of:=SUM([.B2:.B11])" office:value-type="float" office:value="156.3">
            <text:p>156.3</text:p>
          </table:table-cell>
          <table:table-cell table:formula="of:=[.A13]/[.B13]" office:value-type="float" office:value="5.89251439539347">
            <text:p>5.89251439539347</text:p>
          </table:table-cell>
          <table:table-cell table:number-columns-repeated="2"/>
          <table:table-cell office:value-type="string">
            <text:p>RMS error</text:p>
          </table:table-cell>
          <table:table-cell table:formula="of:=SQRT(AVERAGE([.G2:.G11]))" office:value-type="float" office:value="0.412080363646697">
            <text:p>0.412080363646697</text:p>
          </table:table-cell>
          <table:table-cell table:formula="of:=SQRT(AVERAGE([.H2:.H11]))" office:value-type="float" office:value="0.27885049744431">
            <text:p>0.27885049744431</text:p>
          </table:table-cell>
          <table:table-cell/>
        </table:table-row>
        <table:table-row table:style-name="ro1">
          <table:table-cell table:formula="of:=[.A5]-[.A2]" office:value-type="float" office:value="146">
            <text:p>146</text:p>
          </table:table-cell>
          <table:table-cell table:formula="of:=[.B5]-[.B2]" office:value-type="float" office:value="26.3">
            <text:p>26.3</text:p>
          </table:table-cell>
          <table:table-cell table:formula="of:=[.A14]/[.B14]" office:value-type="float" office:value="5.55133079847909">
            <text:p>5.551330798479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7/07/2012</text:date>, <text:time>23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RACF </meta:initial-creator>
    <meta:creation-date>2012-07-07T22:39:54</meta:creation-date>
    <dc:date>2012-07-07T23:04:38</dc:date>
    <dc:creator>SRACF </dc:creator>
    <meta:editing-duration>PT00H09M23S</meta:editing-duration>
    <meta:editing-cycles>1</meta:editing-cycles>
    <meta:document-statistic meta:table-count="1" meta:cell-count="95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34cm" svg:height="14.006cm" xlink:href=".." chart:class="chart:scatter" chart:style-name="ch1">
        <chart:legend chart:legend-position="end" svg:x="18.484cm" svg:y="6.346cm" chart:style-name="ch2"/>
        <chart:plot-area chart:style-name="ch3" table:cell-range-address="Sheet1.A1:Sheet1.C11 Sheet1.E1:Sheet1.E11" chart:data-source-has-labels="row" svg:x="0.406cm" svg:y="0.28cm" svg:width="17.673cm" svg:height="13.16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8" chart:values-cell-range-address="Sheet1.E2:Sheet1.E11" chart:label-cell-address="Sheet1.E1:Sheet1.E1" chart:class="chart:scatter"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Actual</text:p>
              </table:table-cell>
              <table:table-cell office:value-type="string">
                <text:p text:id="Sheet1.E1:Sheet1.E1">Calc2</text:p>
              </table:table-cell>
              <table:table-cell office:value-type="string">
                <text:p text:id="Sheet1.C1:Sheet1.C1">Cal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 text:id="Sheet1.A2:Sheet1.A11">29</text:p>
              </table:table-cell>
              <table:table-cell office:value-type="float" office:value="4.1">
                <text:p text:id="Sheet1.B2:Sheet1.B11">4.1</text:p>
              </table:table-cell>
              <table:table-cell office:value-type="float" office:value="4.12397260273973">
                <text:p text:id="Sheet1.E2:Sheet1.E11">4.12397260273973</text:p>
              </table:table-cell>
              <table:table-cell office:value-type="float" office:value="4.92149837133551">
                <text:p text:id="Sheet1.C2:Sheet1.C11">4.921498371335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7.8">
                <text:p>17.8</text:p>
              </table:table-cell>
              <table:table-cell office:value-type="float" office:value="17.9945205479452">
                <text:p>17.9945205479452</text:p>
              </table:table-cell>
              <table:table-cell office:value-type="float" office:value="17.9889250814332">
                <text:p>17.9889250814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6.6">
                <text:p>16.6</text:p>
              </table:table-cell>
              <table:table-cell office:value-type="float" office:value="16.5534246575342">
                <text:p>16.5534246575342</text:p>
              </table:table-cell>
              <table:table-cell office:value-type="float" office:value="16.6312703583062">
                <text:p>16.6312703583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30.4">
                <text:p>30.4</text:p>
              </table:table-cell>
              <table:table-cell office:value-type="float" office:value="30.4239726027397">
                <text:p>30.4239726027397</text:p>
              </table:table-cell>
              <table:table-cell office:value-type="float" office:value="29.6986970684039">
                <text:p>29.6986970684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6.3">
                <text:p>16.3</text:p>
              </table:table-cell>
              <table:table-cell office:value-type="float" office:value="16.3732876712329">
                <text:p>16.3732876712329</text:p>
              </table:table-cell>
              <table:table-cell office:value-type="float" office:value="16.4615635179153">
                <text:p>16.4615635179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7.2">
                <text:p>17.2</text:p>
              </table:table-cell>
              <table:table-cell office:value-type="float" office:value="16.913698630137">
                <text:p>16.913698630137</text:p>
              </table:table-cell>
              <table:table-cell office:value-type="float" office:value="16.9706840390879">
                <text:p>16.970684039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  <table:table-cell office:value-type="float" office:value="14.2116438356164">
                <text:p>14.2116438356164</text:p>
              </table:table-cell>
              <table:table-cell office:value-type="float" office:value="14.4250814332248">
                <text:p>14.4250814332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1.6">
                <text:p>11.6</text:p>
              </table:table-cell>
              <table:table-cell office:value-type="float" office:value="11.5095890410959">
                <text:p>11.5095890410959</text:p>
              </table:table-cell>
              <table:table-cell office:value-type="float" office:value="11.8794788273616">
                <text:p>11.8794788273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8.4">
                <text:p>18.4</text:p>
              </table:table-cell>
              <table:table-cell office:value-type="float" office:value="17.8143835616438">
                <text:p>17.8143835616438</text:p>
              </table:table-cell>
              <table:table-cell office:value-type="float" office:value="17.8192182410423">
                <text:p>17.8192182410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9.5">
                <text:p>9.5</text:p>
              </table:table-cell>
              <table:table-cell office:value-type="float" office:value="8.98767123287671">
                <text:p>8.98767123287671</text:p>
              </table:table-cell>
              <table:table-cell office:value-type="float" office:value="9.50358306188925">
                <text:p>9.50358306188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